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103.22mm"/>
    </style:style>
    <style:style style:name="co10" style:family="table-column">
      <style:table-column-properties fo:break-before="auto" style:column-width="19.2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</style:style>
    <style:style style:name="ce3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" table:number-columns-repeated="1002" table:default-cell-style-name="ce6"/>
        <table:table-column table:style-name="co22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8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|knows_ironflesh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an&quot;,&quot;Woodmen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an","Woodmen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rohan_shoe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rohan_shoe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4|knows_power_strike_2|knows_ironflesh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rohan_shoe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rohan_shoe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power_strike_2|knows_ironflesh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rohan_shoe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rohan_shoe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rohan_shoes,itm_beorn_axe,itm_javelin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rohan_shoes,itm_beorn_axe,itm_javelin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5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" calcext:value-type="string">
            <text:p>["i5_beorning_carrock_berserker","Beorning_Carrock_Berserker","Beorning_Carrock_Berserkers"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er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ironflesh_1|knows_power_draw_1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3|knows_shield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4|knows_power_strike_2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5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,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3|knows_power_draw_2|knows_horse_archery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ironflesh_1|knows_power_strike_1</text:p>
          </table:table-cell>
          <table:table-cell table:style-name="ce25" office:value-type="string" calcext:value-type="string">
            <text:p>dwarf_face_2</text:p>
          </table:table-cell>
          <table:table-cell table:style-name="ce25" office:value-type="string" calcext:value-type="string">
            <text:p>dwarf_face_3</text:p>
          </table:table-cell>
          <table:table-cell table:style-name="ce26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1|knows_power_strike_1|knows_power_throw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athletics_2|knows_power_draw_1|knows_power_strike_1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3|knows_power_strike_3|knows_ironflesh_2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2|knows_power_strike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_jerkin,itm_white_tunic_a,itm_gondor_light_greaves,itm_gondor_light_greaves,itm_shortened_spear,itm_metal_scraps_bad,itm_metal_scraps_medium,itm_metal_scraps_good,],attr_tier_1,wp_tier_1,knows_common,gondor_face1,gondor_face2]," calcext:value-type="string">
            <text:p>["i1_gon_levy","Gondor_Levy","Gondor_Levies",tf_gondor| tfg_armor| tfg_boots,0,0,fac_gondor,[itm_gon_jerkin,itm_white_tunic_a,itm_gondor_light_greaves,itm_gondor_light_greaves,itm_shortened_spear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light_helm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7"/>
          <table:table-cell table:style-name="ce27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strike_1|knows_riding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ian_light_helm_b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a3_gon_bowman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shiel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gon_ranger_skirt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3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7"/>
          <table:table-cell table:style-name="ce2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7"/>
          <table:table-cell table:style-name="ce2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power_throw_1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riding_5|knows_power_strike_3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2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swan_knight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archer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draw_4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a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4|knows_power_strike_3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e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5|knows_power_strike_3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c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f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4|knows_power_draw_4|knows_power_strike_2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power_draw_3|knows_power_strike_3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armor_b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3|knows_power_strike_5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5|knows_power_draw_6|knows_power_strike_8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e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d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2" office:value-type="string" calcext:value-type="string">
            <text:p>itm_mirkwood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5|knows_power_strike_3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3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armor_e,</text:p>
          </table:table-cell>
          <table:table-cell table:style-name="ce12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3" office:value-type="string" calcext:value-type="string">
            <text:p>itm_mirkwood_knife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2" office:value-type="string" calcext:value-type="string">
            <text:p>itm_mirkwood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b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axe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axe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axe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axe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3"/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axe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axe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3" office:value-type="string" calcext:value-type="string">
            <text:p>itm_mirkwood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short_spear,itm_mirkwood_ax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power_draw_3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axe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axe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2" office:value-type="string" calcext:value-type="string">
            <text:p>itm_mirkwood_light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power_draw_3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axe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axe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3|knows_power_strike_5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2" office:value-type="string" calcext:value-type="string">
            <text:p>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axe,</text:p>
          </table:table-cell>
          <table:table-cell table:style-name="ce12" office:value-type="string" calcext:value-type="string">
            <text:p>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draw_7|knows_power_strike_7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axe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axe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c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draw_7|knows_power_strike_7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2|knows_power_strike_2|knows_power_draw_3|knows_power_strike_4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9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riding_sword,itm_riv_bas_sword,</text:p>
          </table:table-cell>
          <table:table-cell table:style-name="ce13" office:value-type="string" calcext:value-type="string">
            <text:p>itm_riv_shield_b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1h_sword,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power_draw_3|knows_power_strike_1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5|knows_power_strike_7|knows_ironflesh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horse_archery_2|knows_riding_3|knows_power_draw_2|knows_power_throw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horse_archery_1|knows_common|knows_shield_1| knows_riding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light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light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light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power_throw_1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pear,</text:p>
          </table:table-cell>
          <table:table-cell table:style-name="ce12" office:value-type="string" calcext:value-type="string">
            <text:p>itm_khand_mace1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spear,</text:p>
          </table:table-cell>
          <table:table-cell table:style-name="ce12" office:value-type="string" calcext:value-type="string">
            <text:p>itm_khand_tulwar,itm_khand_mace1,itm_tab_shield_small_roun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foot_lam_c,</text:p>
          </table:table-cell>
          <table:table-cell table:style-name="ce12" table:number-columns-repeated="2"/>
          <table:table-cell table:style-name="ce12" office:value-type="string" calcext:value-type="string">
            <text:p>itm_khand_axe_winged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1|knows_power_strike_3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c3,itm_khand_helmet_c4,</text:p>
          </table:table-cell>
          <table:table-cell table:style-name="ce12" office:value-type="string" calcext:value-type="string">
            <text:p>itm_khand_foot_lam_b,</text:p>
          </table:table-cell>
          <table:table-cell table:style-name="ce12"/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winge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c3,itm_khand_helmet_c4,</text:p>
          </table:table-cell>
          <table:table-cell table:style-name="ce12" office:value-type="string" calcext:value-type="string">
            <text:p>itm_khand_foot_lam_a,</text:p>
          </table:table-cell>
          <table:table-cell table:style-name="ce12"/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great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2|knows_power_strike_5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2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2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/>
          <table:table-cell table:style-name="ce12" office:value-type="string" calcext:value-type="string">
            <text:p>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/>
          <table:table-cell table:style-name="ce21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itm_khand_helmet_a3,itm_khand_helmet_b3,</text:p>
          </table:table-cell>
          <table:table-cell table:style-name="ce12" office:value-type="string" calcext:value-type="string">
            <text:p>itm_khand_med_lam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itm_khand_helmet_a3,itm_khand_helmet_b3,</text:p>
          </table:table-cell>
          <table:table-cell table:style-name="ce12" office:value-type="string" calcext:value-type="string">
            <text:p>itm_khand_med_lam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1,itm_khand_helmet_b4,itm_khand_helmet_d2,</text:p>
          </table:table-cell>
          <table:table-cell table:style-name="ce12" office:value-type="string" calcext:value-type="string">
            <text:p>itm_khand_med_lam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b2,itm_khand_helmet_d1,itm_khand_helmet_d3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et_e1,itm_khand_helmet_e4,itm_khand_helmet_e3,</text:p>
          </table:table-cell>
          <table:table-cell table:style-name="ce12" office:value-type="string" calcext:value-type="string">
            <text:p>itm_khand_foot_lam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e2,itm_khand_helmet_e3,</text:p>
          </table:table-cell>
          <table:table-cell table:style-name="ce12" office:value-type="string" calcext:value-type="string">
            <text:p>itm_khand_foot_lam_b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e2,</text:p>
          </table:table-cell>
          <table:table-cell table:style-name="ce12" office:value-type="string" calcext:value-type="string">
            <text:p>itm_khand_foot_lam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2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mask1,itm_khand_helmet_mask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itm_tab_shield_small_roun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2|knows_power_strike_4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mask1,itm_khand_helmet_mask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2h_tulwar,itm_khand_tulwar,itm_khand_pitsword,itm_khand_2h_tulwar,itm_khand_trident,itm_easterling_hawk_shield,itm_tab_shield_small_roun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4|knows_power_strike_5|knows_ironflesh_6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2h_tulwar,itm_khand_trident,itm_easterling_hawk_shield,itm_tab_shield_small_round_b,],attr_evil_tier_5,wp_tier_5,knows_common|knows_athletics_6|knows_power_throw_4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2h_tulwar,itm_khand_trident,itm_easterling_hawk_shield,itm_tab_shield_small_round_b,],attr_evil_tier_5,wp_tier_5,knows_common|knows_athletics_6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2|knows_power_throw_2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med_lam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1,</text:p>
          </table:table-cell>
          <table:table-cell table:style-name="ce12" office:value-type="string" calcext:value-type="string">
            <text:p>itm_khand_med_lam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5"/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itm_umb_helm_b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1|knows_power_throw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2|knows_power_throw_2|knows_power_strike_3</text:p>
          </table:table-cell>
          <table:table-cell table:style-name="ce25" office:value-type="string" calcext:value-type="string">
            <text:p>orc_face2</text:p>
          </table:table-cell>
          <table:table-cell table:style-name="ce25" office:value-type="string" calcext:value-type="string">
            <text:p>orc_face3</text:p>
          </table:table-cell>
          <table:table-cell table:style-name="ce26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2|knows_power_throw_2|knows_power_strike_4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5</text:p>
          </table:table-cell>
          <table:table-cell table:style-name="ce26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power_throw_3|knows_power_strike_4</text:p>
          </table:table-cell>
          <table:table-cell table:style-name="ce25" office:value-type="string" calcext:value-type="string">
            <text:p>orc_face6</text:p>
          </table:table-cell>
          <table:table-cell table:style-name="ce25" office:value-type="string" calcext:value-type="string">
            <text:p>orc_face7</text:p>
          </table:table-cell>
          <table:table-cell table:style-name="ce26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3|knows_power_strike_4</text:p>
          </table:table-cell>
          <table:table-cell table:style-name="ce25" office:value-type="string" calcext:value-type="string">
            <text:p>orc_face8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4|knows_power_strike_5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3|knows_horse_archery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power_throw_5|knows_power_strike_4|knows_horse_archery_5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athletics_4|knows_power_draw_2|knows_power_strike_1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athletics_6|knows_power_draw_3|knows_power_strike_2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athletics_7|knows_power_draw_4|knows_power_strike_2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athletics_7|knows_power_strike_6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6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2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3|knows_power_strike_5|knows_power_throw_3|knows_ironflesh_4|knows_shield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3|knows_power_strike_5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5|knows_power_strike_7|knows_power_draw_4|knows_ironflesh_7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5|knows_ironflesh_9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1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2|knows_power_strike_3|knows_power_throw_3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power_strike_4|knows_power_throw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horse_archery_2|knows_riding_4|knows_power_throw_3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horse_archery_3|knows_power_throw_4|knows_power_strike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2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shield_1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1|knows_athletics_5|knows_power_draw_4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riding_1|knows_athletics_7|knows_power_draw_5|knows_power_strike_3|knows_ironflesh_2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1|knows_power_draw_2|knows_power_strike_1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2|knows_power_draw_3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4|knows_power_draw_4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4|knows_horse_archery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4|knows_power_throw_4|knows_power_strike_4|knows_horse_archery_5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power_strike_4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power_draw_2|knows_power_throw_3|knows_power_strike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4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5|knows_power_draw_3|knows_power_strike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itm_moria_orc_shield_b,itm_orc_shield_b,itm_orc_shield_a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itm_moria_orc_shield_b,itm_orc_shield_b,itm_orc_shield_a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fell_goblin_archer_of_moria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7|knows_power_dra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moria_orc_shield_b,itm_moria_orc_shield_c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moria_orc_shield_b,itm_moria_orc_shield_c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power_strike_6|knows_power_throw_5|knows_ironflesh_7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5|knows_power_strike_4|knows_ironflesh_10|knows_shield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5|knows_power_throw_2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6|knows_power_draw_1|knows_power_throw_3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7|knows_power_draw_2|knows_power_thro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5|knows_power_strike_4|knows_ironflesh_2|knows_shield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10|knows_power_throw_6|knows_power_strike_7|knows_ironflesh_7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riding_4|knows_power_strike_4|knows_ironflesh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riding_6|knows_power_strike_5|knows_ironflesh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ampion_gundabad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6|knows_power_strike_5|knows_ironflesh_4|knows_shield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mb_hood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umb_hood,itm_umb_hood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7|knows_shield_2|knows_power_strike_6|knows_power_throw_8|knows_ironflesh_7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num_vet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vet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vet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dor_num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" table:number-columns-repeated="1023" table:default-cell-style-name="ce10"/>
        <table:table-column table:style-name="co22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4">00.00.0000</text:date>, <text:time style:data-style-name="N2" text:time-value="12:48:49.57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11-24T18:17:05.981000000</dc:date>
    <meta:editing-cycles>241</meta:editing-cycles>
    <meta:editing-duration>P2DT17H29M36S</meta:editing-duration>
    <meta:document-statistic meta:table-count="2" meta:cell-count="6711" meta:object-count="0"/>
  </office:meta>
</office:document-meta>
</file>